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6pt" fo:font-weight="bold" officeooo:rsid="0024df7a" officeooo:paragraph-rsid="0024df7a" style:font-size-asian="16pt" style:font-weight-asian="bold" style:font-size-complex="16pt" style:font-weight-complex="bold"/>
    </style:style>
    <style:style style:name="P2" style:family="paragraph" style:parent-style-name="Footer">
      <style:paragraph-properties fo:text-align="end" style:justify-single-word="false"/>
      <style:text-properties officeooo:paragraph-rsid="0024df7a"/>
    </style:style>
    <style:style style:name="P3" style:family="paragraph" style:parent-style-name="Standard">
      <style:paragraph-properties fo:text-align="start" style:justify-single-word="false"/>
      <style:text-properties fo:font-size="12pt" fo:font-weight="normal" officeooo:rsid="000a0912" officeooo:paragraph-rsid="000a091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b892e" officeooo:paragraph-rsid="000b892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5167" officeooo:paragraph-rsid="000b516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d5b6e" officeooo:paragraph-rsid="000d5b6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e596c" officeooo:paragraph-rsid="000e596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ec29a" officeooo:paragraph-rsid="000ec29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officeooo:rsid="0012a0e5" officeooo:paragraph-rsid="0012a0e5"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60b6c" officeooo:paragraph-rsid="00160b6c"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794ef" officeooo:paragraph-rsid="00190831"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9440d" officeooo:paragraph-rsid="0019440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1a85fb" officeooo:paragraph-rsid="001a85fb"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1a8ddd" officeooo:paragraph-rsid="001a8ddd"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1b681f" officeooo:paragraph-rsid="001b681f"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bold" officeooo:rsid="001f3deb" officeooo:paragraph-rsid="001f3deb"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style="normal" fo:font-weight="normal" officeooo:rsid="000d5b6e" officeooo:paragraph-rsid="000d5b6e"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0e596c" officeooo:paragraph-rsid="000e596c"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07f53" officeooo:paragraph-rsid="000ec29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07f53" officeooo:paragraph-rsid="00107f5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2a0e5" officeooo:paragraph-rsid="0012a0e5"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4c82e" officeooo:paragraph-rsid="0014c82e"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90831" officeooo:paragraph-rsid="00190831"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1a85fb" officeooo:paragraph-rsid="001a85fb"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1b681f" officeooo:paragraph-rsid="001a8ddd"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b681f" officeooo:paragraph-rsid="001b681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bold" officeooo:rsid="000deeef" officeooo:paragraph-rsid="000deeef"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size="12pt" fo:font-style="normal" fo:font-weight="bold" officeooo:rsid="00107f53" officeooo:paragraph-rsid="00107f53"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fo:font-size="12pt" fo:font-style="normal" fo:font-weight="bold" officeooo:rsid="0014c82e" officeooo:paragraph-rsid="0014c82e"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font-size="12pt" fo:font-style="normal" style:text-underline-style="none" fo:font-weight="bold" officeooo:rsid="001d15e6" officeooo:paragraph-rsid="001d15e6"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font-size="12pt" fo:font-style="normal" style:text-underline-style="none" fo:font-weight="bold" officeooo:rsid="00211ce0" officeooo:paragraph-rsid="00211ce0"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fo:font-size="12pt" fo:font-style="normal" style:text-underline-style="none" fo:font-weight="bold" officeooo:rsid="0027248a" officeooo:paragraph-rsid="0027248a"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2pt" fo:font-style="normal" style:text-underline-style="none" fo:font-weight="bold" officeooo:rsid="002fa095" officeooo:paragraph-rsid="002fa095"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size="12pt" fo:font-style="normal" style:text-underline-style="none" fo:font-weight="bold" officeooo:rsid="002fbe7a" officeooo:paragraph-rsid="002fa095"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font-size="12pt" fo:font-style="normal" style:text-underline-style="none" fo:font-weight="bold" officeooo:rsid="00312e40" officeooo:paragraph-rsid="00312e40"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fo:break-before="page"/>
      <style:text-properties fo:font-size="12pt" fo:font-style="normal" style:text-underline-style="none" fo:font-weight="bold" officeooo:rsid="00370226" officeooo:paragraph-rsid="00370226"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fo:font-size="12pt" fo:font-style="normal" style:text-underline-style="none" fo:font-weight="bold" officeooo:rsid="00370226" officeooo:paragraph-rsid="00370226"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font-size="12pt" fo:font-style="normal" style:text-underline-style="none" fo:font-weight="normal" officeooo:rsid="001d15e6" officeooo:paragraph-rsid="001d15e6"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style:text-underline-style="none" fo:font-weight="normal" officeooo:rsid="001f3deb" officeooo:paragraph-rsid="001f3deb"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style:text-underline-style="none" fo:font-weight="normal" officeooo:rsid="00211ce0" officeooo:paragraph-rsid="00211ce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rsid="002157ff" officeooo:paragraph-rsid="002157ff"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none" fo:font-weight="normal" officeooo:rsid="002157ff" officeooo:paragraph-rsid="0022b465"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officeooo:rsid="0022b465" officeooo:paragraph-rsid="0022b465"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rsid="0029c348" officeooo:paragraph-rsid="0029c348"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2b04d3" officeooo:paragraph-rsid="002b04d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331049" officeooo:paragraph-rsid="00331049"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385025" officeooo:paragraph-rsid="00385025"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italic" fo:font-weight="normal" officeooo:rsid="001a8ddd" officeooo:paragraph-rsid="001a8ddd"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style:text-properties fo:font-size="12pt" fo:font-style="italic" style:text-underline-style="none" fo:font-weight="bold" officeooo:rsid="0027248a" officeooo:paragraph-rsid="0027248a" style:font-size-asian="10.5pt" style:font-style-asian="italic" style:font-weight-asian="bold" style:font-size-complex="12pt" style:font-style-complex="italic" style:font-weight-complex="bold"/>
    </style:style>
    <style:style style:name="P50" style:family="paragraph" style:parent-style-name="Standard">
      <style:paragraph-properties fo:text-align="start" style:justify-single-word="false"/>
      <style:text-properties fo:font-size="12pt" fo:font-style="italic" style:text-underline-style="none" fo:font-weight="bold" officeooo:rsid="0028633d" officeooo:paragraph-rsid="0029c348" style:font-size-asian="10.5pt" style:font-style-asian="italic" style:font-weight-asian="bold" style:font-size-complex="12pt" style:font-style-complex="italic" style:font-weight-complex="bold"/>
    </style:style>
    <style:style style:name="P51" style:family="paragraph" style:parent-style-name="Standard">
      <style:paragraph-properties fo:text-align="start" style:justify-single-word="false"/>
      <style:text-properties fo:color="#c9211e" loext:opacity="100%" fo:font-size="24pt" fo:font-style="normal" style:text-underline-style="none" fo:font-weight="bold" officeooo:rsid="003b4655" officeooo:paragraph-rsid="003b4655" fo:background-color="#ffff00" style:font-size-asian="24pt" style:font-style-asian="normal" style:font-weight-asian="bold" style:font-size-complex="24pt" style:font-style-complex="normal" style:font-weight-complex="bold"/>
    </style:style>
    <style:style style:name="P52" style:family="paragraph" style:parent-style-name="Standard" style:list-style-name="L1">
      <style:paragraph-properties fo:text-align="start" style:justify-single-word="false"/>
      <style:text-properties fo:font-size="12pt" fo:font-weight="normal" officeooo:rsid="000a0912" officeooo:paragraph-rsid="000a0912" style:font-size-asian="10.5pt" style:font-weight-asian="normal" style:font-size-complex="12pt" style:font-weight-complex="normal"/>
    </style:style>
    <style:style style:name="P53" style:family="paragraph" style:parent-style-name="Standard" style:list-style-name="L2">
      <style:paragraph-properties fo:text-align="start" style:justify-single-word="false"/>
      <style:text-properties fo:font-size="12pt" fo:font-style="normal" fo:font-weight="normal" officeooo:rsid="000d5b6e" officeooo:paragraph-rsid="000d5b6e"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12a0e5" officeooo:paragraph-rsid="0019440d" style:font-size-asian="10.5pt" style:font-style-asian="normal" style:font-weight-asian="normal" style:font-size-complex="12pt" style:font-style-complex="normal" style:font-weight-complex="normal"/>
    </style:style>
    <style:style style:name="P55" style:family="paragraph" style:parent-style-name="Standard" style:list-style-name="L3">
      <style:paragraph-properties fo:text-align="start" style:justify-single-word="false"/>
      <style:text-properties fo:font-size="12pt" fo:font-style="normal" style:text-underline-style="none" fo:font-weight="normal" officeooo:rsid="001f3deb" officeooo:paragraph-rsid="001f3deb"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27248a" officeooo:paragraph-rsid="0027248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2fa095" officeooo:paragraph-rsid="002fa095"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2fbe7a" officeooo:paragraph-rsid="002fbe7a"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312e40" officeooo:paragraph-rsid="00312e40"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370226" officeooo:paragraph-rsid="00370226"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italic" style:text-underline-style="none" fo:font-weight="normal" officeooo:rsid="0027248a" officeooo:paragraph-rsid="0027248a" style:font-size-asian="10.5pt" style:font-style-asian="italic" style:font-weight-asian="normal" style:font-size-complex="12pt" style:font-style-complex="italic" style:font-weight-complex="normal"/>
    </style:style>
    <style:style style:name="T1" style:family="text">
      <style:text-properties fo:font-size="12pt" fo:font-weight="bold" officeooo:rsid="0024df7a" style:font-size-asian="12pt" style:font-weight-asian="bold" style:font-size-complex="12pt" style:font-weight-complex="bold"/>
    </style:style>
    <style:style style:name="T2" style:family="text">
      <style:text-properties fo:font-style="italic" style:font-style-asian="italic" style:font-style-complex="italic"/>
    </style:style>
    <style:style style:name="T3" style:family="text">
      <style:text-properties fo:font-style="italic" officeooo:rsid="00134dc0" style:font-style-asian="italic" style:font-style-complex="italic"/>
    </style:style>
    <style:style style:name="T4" style:family="text">
      <style:text-properties fo:font-style="italic" officeooo:rsid="00107f53"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34dc0" style:font-style-asian="italic" style:font-weight-asian="normal" style:font-style-complex="italic" style:font-weight-complex="normal"/>
    </style:style>
    <style:style style:name="T7" style:family="text">
      <style:text-properties fo:font-style="italic" fo:font-weight="normal" officeooo:rsid="0014c82e" style:font-style-asian="italic" style:font-weight-asian="normal" style:font-style-complex="italic" style:font-weight-complex="normal"/>
    </style:style>
    <style:style style:name="T8" style:family="text">
      <style:text-properties fo:font-style="italic" fo:font-weight="normal" officeooo:rsid="00190831"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07f53" style:font-style-asian="normal" style:font-style-complex="normal"/>
    </style:style>
    <style:style style:name="T11" style:family="text">
      <style:text-properties fo:font-style="normal" officeooo:rsid="00134dc0" style:font-style-asian="normal" style:font-style-complex="normal"/>
    </style:style>
    <style:style style:name="T12" style:family="text">
      <style:text-properties fo:font-style="normal" officeooo:rsid="00190831"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34dc0" style:font-style-asian="normal" style:font-weight-asian="normal" style:font-style-complex="normal" style:font-weight-complex="normal"/>
    </style:style>
    <style:style style:name="T15" style:family="text">
      <style:text-properties fo:font-style="normal" fo:font-weight="normal" officeooo:rsid="0014c82e" style:font-style-asian="normal" style:font-weight-asian="normal" style:font-style-complex="normal" style:font-weight-complex="normal"/>
    </style:style>
    <style:style style:name="T16" style:family="text">
      <style:text-properties fo:font-style="normal" fo:font-weight="normal" officeooo:rsid="00190831" style:font-style-asian="normal" style:font-weight-asian="normal" style:font-style-complex="normal" style:font-weight-complex="normal"/>
    </style:style>
    <style:style style:name="T17" style:family="text">
      <style:text-properties fo:font-style="normal" fo:font-weight="normal" officeooo:rsid="0012a0e5" style:font-style-asian="normal" style:font-weight-asian="normal" style:font-style-complex="normal" style:font-weight-complex="normal"/>
    </style:style>
    <style:style style:name="T18" style:family="text">
      <style:text-properties fo:font-style="normal" fo:font-weight="normal" officeooo:rsid="0019440d" style:font-style-asian="normal" style:font-weight-asian="normal" style:font-style-complex="normal" style:font-weight-complex="normal"/>
    </style:style>
    <style:style style:name="T19" style:family="text">
      <style:text-properties fo:font-style="normal" fo:font-weight="normal" officeooo:rsid="00211ce0" style:font-style-asian="normal" style:font-weight-asian="normal" style:font-style-complex="normal" style:font-weight-complex="normal"/>
    </style:style>
    <style:style style:name="T20" style:family="text">
      <style:text-properties fo:font-style="normal" fo:font-weight="normal" officeooo:rsid="0029c348" style:font-style-asian="normal" style:font-weight-asian="normal" style:font-style-complex="normal" style:font-weight-complex="normal"/>
    </style:style>
    <style:style style:name="T21" style:family="text">
      <style:text-properties officeooo:rsid="0022b465"/>
    </style:style>
    <style:style style:name="T22" style:family="text">
      <style:text-properties fo:font-weight="normal" style:font-weight-asian="normal" style:font-weight-complex="normal"/>
    </style:style>
    <style:style style:name="T23" style:family="text">
      <style:text-properties fo:font-weight="normal" officeooo:rsid="0028633d" style:font-weight-asian="normal" style:font-weight-complex="normal"/>
    </style:style>
    <style:style style:name="T24" style:family="text">
      <style:text-properties fo:font-weight="normal" officeooo:rsid="0027248a" style:font-weight-asian="normal" style:font-weight-complex="normal"/>
    </style:style>
    <style:style style:name="T25" style:family="text">
      <style:text-properties fo:font-weight="normal" officeooo:rsid="002bdf75" style:font-weight-asian="normal" style:font-weight-complex="normal"/>
    </style:style>
    <style:style style:name="T26" style:family="text">
      <style:text-properties fo:font-weight="normal" officeooo:rsid="002dcce7" style:font-weight-asian="normal" style:font-weight-complex="normal"/>
    </style:style>
    <style:style style:name="T27" style:family="text">
      <style:text-properties officeooo:rsid="002a7048"/>
    </style:style>
    <style:style style:name="T28" style:family="text">
      <style:text-properties officeooo:rsid="002b04d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ara que el runner de xUnit pueda lanzar una prueba debe cumplir que:</text:p>
      <text:p text:style-name="P3"/>
      <text:list xml:id="list3757754324" text:style-name="L1">
        <text:list-item>
          <text:p text:style-name="P52">La clase sea <text:span text:style-name="T2">pública</text:span>.</text:p>
        </text:list-item>
        <text:list-item>
          <text:p text:style-name="P52">Los métodos de prueba deben tener el atributo <text:span text:style-name="T2">[Fact]</text:span> ó <text:span text:style-name="T2">[Theory]</text:span>.</text:p>
        </text:list-item>
        <text:list-item>
          <text:p text:style-name="P52">Es <text:span text:style-name="T2">recomendable</text:span> que los métodos sean públicos y devuelvan <text:span text:style-name="T2">void</text:span> o <text:span text:style-name="T2">Task</text:span>.</text:p>
        </text:list-item>
      </text:list>
      <text:p text:style-name="P3"/>
      <text:p text:style-name="P5">El runner buscará los métodos que estén dentro de una clase pública y con un atributo de pruebas. Si el método es estático lo ejecutará inmediatamente, si es de instancia, creará una instancia de la clase, ejecutará el método, y después liberará los recursos de la clase.</text:p>
      <text:p text:style-name="P5"/>
      <text:p text:style-name="P4">Es muy recomendable nombrar los métodos de las pruebas de una forma muy explícita, tal como, <text:s/><text:span text:style-name="T2">NombreDelMetodo_QueDeberíaDevolver_Condiciones.</text:span></text:p>
      <text:p text:style-name="P3"/>
      <text:p text:style-name="P3"/>
      <text:p text:style-name="P6">Los hechos identificados con el atributo <text:span text:style-name="T2">Fact</text:span>, sirven para realizar pruebas únicas, pruebas de casos concretos. Para poder realizar múltiples ejecuciones sin repetir un hecho tenemos las teorías, representadas con el atributo <text:span text:style-name="T2">Theory</text:span><text:span text:style-name="T9">, con ello podemos definir el cuerpo de la prueba una sola vez y <text:s/>pasarle todos los parámetros necesarios para cada ejecución. Existen tres tipos de teorías:</text:span></text:p>
      <text:p text:style-name="P17"/>
      <text:list xml:id="list873748145" text:style-name="L2">
        <text:list-item>
          <text:p text:style-name="P53">InlineData</text:p>
        </text:list-item>
        <text:list-item>
          <text:p text:style-name="P53">ClassData</text:p>
        </text:list-item>
        <text:list-item>
          <text:p text:style-name="P53">MemberData</text:p>
        </text:list-item>
      </text:list>
      <text:p text:style-name="P17"/>
      <text:p text:style-name="P27">InlineData</text:p>
      <text:p text:style-name="P27"/>
      <text:p text:style-name="P7"><text:span text:style-name="T9">Ahora debemos pasar al método varios parámetros y el primero (por convención) debe ser el resultado esperado de la prueba), el resto, los necesarios para realizar la prueba. Todos estos parámetros se indican en el constructor del atributo </text:span><text:span text:style-name="T2">InlineData</text:span><text:span text:style-name="T9">, después del atributo </text:span><text:span text:style-name="T2">Theory</text:span><text:span text:style-name="T9">, es decir, </text:span><text:span text:style-name="T2">[InlineData(expectedValue, Param1, param2…)]</text:span><text:span text:style-name="T9">. Se deben indicar tanto atributos </text:span><text:span text:style-name="T2">InlineData</text:span><text:span text:style-name="T9"> como pruebas se quieran realizar.</text:span></text:p>
      <text:p text:style-name="P18"/>
      <text:p text:style-name="P8"><text:span text:style-name="T9">Ver ejemplo de código en proyecto </text:span><text:span text:style-name="T3">Theory</text:span><text:span text:style-name="T2">DemoTest</text:span><text:span text:style-name="T9"> </text:span><text:span text:style-name="T12">en </text:span><text:span text:style-name="T11">la clase </text:span><text:span text:style-name="T3">MathOperationsInlineDataTest</text:span><text:span text:style-name="T9">. </text:span><text:span text:style-name="T10">Como observamos se ejecutan 4 pruebas al contener 4 veces el atributo </text:span><text:span text:style-name="T3">I</text:span><text:span text:style-name="T4">nline</text:span><text:span text:style-name="T3">D</text:span><text:span text:style-name="T4">ata</text:span><text:span text:style-name="T10"> con diferentes valores.</text:span></text:p>
      <text:p text:style-name="P19"/>
      <text:p text:style-name="P28">ClassData</text:p>
      <text:p text:style-name="P20"/>
      <text:p text:style-name="P9"><text:span text:style-name="T13">Este atributo nos permite crear una clase que contenga todos los datos de entrada de nuestros tests. El único requisito de esta clase es implementar la interfaz </text:span><text:span text:style-name="T5">IEnumerable&lt;object[]&gt;</text:span><text:span text:style-name="T13">. En lugar de esto, podemos heredar de </text:span><text:span text:style-name="T5">TheoryData</text:span><text:span text:style-name="T13"> que ya implementa esta interfaz y además está fuertemente tipada, lo que nos evitará errores por utilizar object[].</text:span></text:p>
      <text:p text:style-name="P21"/>
      <text:p text:style-name="P9"><text:span text:style-name="T13">Ver ejemplo de código en proyecto </text:span><text:span text:style-name="T6">Theory</text:span><text:span text:style-name="T5">DemoTest</text:span><text:span text:style-name="T13"> </text:span><text:span text:style-name="T16">en l</text:span><text:span text:style-name="T14">a clase </text:span><text:span text:style-name="T6">MathOperationsClassDataTest</text:span><text:span text:style-name="T14">. </text:span><text:span text:style-name="T15">Ahora observamos que se ejecutan 4 pruebas nuevas al insertar 4 valores en el constructor de nuestra clase </text:span><text:span text:style-name="T7">FactoryTestData</text:span><text:span text:style-name="T15">.</text:span><text:span text:style-name="T13"> </text:span></text:p>
      <text:p text:style-name="P21"/>
      <text:p text:style-name="P10"><text:soft-page-break/><text:span text:style-name="T13">El atributo </text:span><text:span text:style-name="T5">ClassData</text:span><text:span text:style-name="T13"> hace que nuestro código sea más limpio en caso de tener muchos datos a probar, además nos ofrece la posibilidad de incluir otra lógica para seleccionar nuestros datos desde un fichero, una base de datos o un servicio de terceros.</text:span></text:p>
      <text:p text:style-name="P12"><text:span text:style-name="T13">La limitación es que cada clase sólo puede contener un único set de datos</text:span><text:span text:style-name="T17">.</text:span></text:p>
      <text:p text:style-name="P54"/>
      <text:p text:style-name="P29">MemberData</text:p>
      <text:p text:style-name="P22"/>
      <text:p text:style-name="P11"><text:span text:style-name="T13">Nos permite obtener los datos sin necesidad de crear una clase aparte, es decir, podemos crear una lista dentro de nuestra clase de test y pasar el atributo </text:span><text:span text:style-name="T5">[MemberData(nameof(nombreLista))]</text:span><text:span text:style-name="T13">. </text:span><text:span text:style-name="T16">Este atributo nos permite definir un método para obtener los datos y pasarle parámetros, pero también podemos crear una clase externa y utilizar la clase </text:span><text:span text:style-name="T8">TheoryData</text:span><text:span text:style-name="T16"> vista anteriormente.</text:span></text:p>
      <text:p text:style-name="P23"/>
      <text:p text:style-name="P12"><text:span text:style-name="T13">Con este atributo eliminamos la limitación del atributo </text:span><text:span text:style-name="T5">ClassData</text:span><text:span text:style-name="T13"> que impedía tener más de un conjunto de datos.</text:span></text:p>
      <text:p text:style-name="P23"/>
      <text:p text:style-name="P11"><text:span text:style-name="T16">Ver ej</text:span><text:span text:style-name="T18">e</text:span><text:span text:style-name="T16">mplo de código en proyecto TheoryDemoTest en la clase </text:span><text:span text:style-name="T8">MathOperationsMemberDataTest</text:span><text:span text:style-name="T16">. </text:span></text:p>
      <text:p text:style-name="P23"/>
      <text:p text:style-name="P13"><text:span text:style-name="T12">C</text:span><text:span text:style-name="T9">ustom Attributes</text:span></text:p>
      <text:p text:style-name="P24"/>
      <text:p text:style-name="P14"><text:span text:style-name="T13">Podemos crear atributos personalizados heredando de DataAttribute y sobrescribir el método GetData que devuelve un </text:span><text:span text:style-name="T5">IEnumerable&lt;object[]&gt;.</text:span></text:p>
      <text:p text:style-name="P25"/>
      <text:p text:style-name="P15"><text:span text:style-name="T13">Ver ejemplo de código en proyecto TheoryDemoTest en la clase </text:span><text:span text:style-name="T5">MathOperationscustomAttribute</text:span><text:span text:style-name="T13">.</text:span></text:p>
      <text:p text:style-name="P26"/>
      <text:p text:style-name="P30">Accesorios o Fixture</text:p>
      <text:p text:style-name="P38"/>
      <text:p text:style-name="P16"><text:span text:style-name="T13">Los accesorios nos permiten preparar un entorno de pruebas que se iniciará al comienzo de las pruebas que utilicen este accesorio o fixture y se destruirá al concluir todas ellas, </text:span><text:span text:style-name="T19">es decir, nos permite compartir funcionalidad</text:span><text:span text:style-name="T13">. Existen dos tipos :</text:span></text:p>
      <text:p text:style-name="P39"/>
      <text:list xml:id="list3233014474" text:style-name="L3">
        <text:list-item>
          <text:p text:style-name="P55">De clase</text:p>
        </text:list-item>
        <text:list-item>
          <text:p text:style-name="P55">De colección</text:p>
        </text:list-item>
      </text:list>
      <text:p text:style-name="P39"/>
      <text:p text:style-name="P39">Una colección es un grupo de pruebas que se ejecutan juntas, los objetos fixture se eliminan al terminar las pruebas de todo el grupo. Sin embargo si una clase utiliza un fixture este se creará al inicio de las pruebas de la clase y se destruirá al finalizar, si más de una clase utiliza el mismo accesorio se creará y destruirá con cada una de ellas si no pertenecen a un grupo.</text:p>
      <text:p text:style-name="P39"/>
      <text:p text:style-name="P31">IClassFixture&lt;T&gt; o accesorio de clase</text:p>
      <text:p text:style-name="P40"/>
      <text:p text:style-name="P42">Cuando tengamos una operación pesada en una clase de apoyo para realizar una prueba, como crear ficheros, debemos utilizar este tipo de accesorio. Esto nos permitirá crear una sola vez nuestro recurso, hacer todas las pruebas y eliminar los recursos utilizados al finalizar. <text:span text:style-name="T21">De esta forma ahorramos tiempo de ejecución y evitamos posibles bloqueos. Podemos utilizar tantos accesorios como queramos en nuestra clase indicándolo en la herencia y en el constructor.</text:span></text:p>
      <text:p text:style-name="P41"/>
      <text:p text:style-name="P41">Ver ejemplo de código en proyecto <text:span text:style-name="T2">FixtureDemoTest</text:span> en la clase <text:span text:style-name="T2">FilesOperationsTest</text:span> y su accesorio <text:s/><text:span text:style-name="T2">DirectoryFixture.</text:span></text:p>
      <text:p text:style-name="P32"><text:soft-page-break/>ICollectionFixture&lt;T&gt;</text:p>
      <text:p text:style-name="P56"/>
      <text:p text:style-name="P32"><text:span text:style-name="T25">Si necesitamos nuestro </text:span><text:span text:style-name="T26">accesorio </text:span><text:span text:style-name="T25">en más de una clase, para evitar que se cree una instancia por cada clase debemos utilizar una colección. </text:span><text:span text:style-name="T22">Una colección es una agrupación de pruebas, y las pruebas agrupadas no se ejecutarán en paralelo. Un accesorio de colección nos ofrece el accesorio para toda la colección. Para agrupar varias clases dentro de una colección bastará con decorarlas con el atributo </text:span><text:span text:style-name="T5">[Collection(CollectionName)]</text:span><text:span text:style-name="T22">, sólo con esto ya no se ejecutarán en paralelo entre ellas, sí con otras.</text:span></text:p>
      <text:p text:style-name="P56"/>
      <text:p text:style-name="P32"><text:span text:style-name="T22">Para declarar un accesorio de colección, primero debemos crear una definición de la colección con el atributo </text:span><text:span text:style-name="T5">[CollectionDefinition(“xxxxxx”)]</text:span><text:span text:style-name="T22">, a la vez que añadimos mediante herencia las clases que queremos añadir a nuestro fixture:</text:span></text:p>
      <text:p text:style-name="P56"/>
      <text:p text:style-name="P61">[CollectionDefinition(“CollectionName”)]</text:p>
      <text:p text:style-name="P49"><text:span text:style-name="T22">public class NombreCollectionClass : I</text:span><text:span text:style-name="T23">C</text:span><text:span text:style-name="T22">ollectionFixture&lt;T&gt;, I</text:span><text:span text:style-name="T23">C</text:span><text:span text:style-name="T22">ollectionFixture&lt;T&gt;</text:span></text:p>
      <text:p text:style-name="P56"/>
      <text:p text:style-name="P50"><text:span text:style-name="T13">El nombre </text:span><text:span text:style-name="T22">“</text:span><text:span text:style-name="T24">NombreCollectionClass</text:span><text:span text:style-name="T22">”</text:span><text:span text:style-name="T13"> </text:span><text:span text:style-name="T20">de la clase utilizada en la definición,</text:span><text:span text:style-name="T13"> no se utilizará nunca por lo que no tiene relevancia alguna.</text:span></text:p>
      <text:p text:style-name="P43"/>
      <text:p text:style-name="P44">Una clase de prueba sólo puede estar incluida en una colección. <text:span text:style-name="T27">Ahora todo funcionará igual que en el caso anterior de accesorios de clase, con la salvedad de que el accesorio se creará antes de empezar a probar la colección y se destruirá al terminar toda la colección. </text:span><text:span text:style-name="T28">Por supuesto ya no es necesario incluir la herencia en nuestras clases puesto que se indicaron en la definición de la colección.</text:span></text:p>
      <text:p text:style-name="P44"/>
      <text:p text:style-name="P45">Ver ejemplo de código en proyecto FixtureDemoTest en la clase FilesOperationsTest</text:p>
      <text:p text:style-name="P44"/>
      <text:p text:style-name="P33">Trait ó rasgos</text:p>
      <text:p text:style-name="P57"/>
      <text:p text:style-name="P33"><text:span text:style-name="T22">El atributo [Trait(“Key”, “Value”] tanto a nivel de clase como de método nos permite indicar un rasgo que posteriormente podremos utilizar para filtrar en el explorador de pruebas y ejecutar solamente los pruebas que cumplan esta condición. Podemos indicar tantos rasgos como queramos. Ademas podemos definir nuestros propios rasgos creando nuestro propio atributo y un </text:span><text:span text:style-name="T5">TraitDiscoverer</text:span><text:span text:style-name="T22">. El atributo debe heredar de </text:span><text:span text:style-name="T5">Attribute</text:span><text:span text:style-name="T22"> y de </text:span><text:span text:style-name="T5">ItraitAttribute</text:span><text:span text:style-name="T22"> y el discoverer debe implementar la interfaz </text:span><text:span text:style-name="T5">ITraitDiscoverer</text:span><text:span text:style-name="T22">.</text:span></text:p>
      <text:p text:style-name="P34"/>
      <text:p text:style-name="P58"/>
      <text:p text:style-name="P35">ITestOutPutHelper</text:p>
      <text:p text:style-name="P59"/>
      <text:p text:style-name="P46">Esta interfaz nos permite registrar los logs que no interesa, simplemente debemos inyectarla en el constructor de la clase, a partir de ahí podemos utilizar su método <text:span text:style-name="T2">WriteLine</text:span> donde queramos y nos mostrará este comentario en el resultado de la prueba. Puede tener más utilidad en el uso de integración continua para revisar los mensajes.</text:p>
      <text:p text:style-name="P46"/>
      <text:p text:style-name="P46"/>
      <text:p text:style-name="P39"/>
      <text:p text:style-name="P38"/>
      <text:p text:style-name="P36">IAsyncLifeTime</text:p>
      <text:p text:style-name="P60"/>
      <text:p text:style-name="P51">Documentar esta parte con ejemplo de acceso a base de datos</text:p>
      <text:p text:style-name="P60"/>
      <text:p text:style-name="P37">Interceptores</text:p>
      <text:p text:style-name="P60"/>
      <text:p text:style-name="P47">Si tenemos una situación en la que es preciso realizar alguna acción antes de varias pruebas y esta acción es siempre la misma, podemos heredar del atributo <text:span text:style-name="T2">BeforeAfterTestAttribute</text:span> que define dos métodos que nos permiten definir esas acciones y utilizar en cualquier clase o método sin tener que reescribir código. Los dos métodos son Before ó After y no es obligatorio implementar los dos, además podemos utilizar este atributo tantas veces como queramos (con diferente implementación) en un mismo método o clase.</text:p>
      <text:p text:style-name="P47"/>
      <text:p text:style-name="P47">Ver código ejemplo en proyecto XXXXXX en la clase XXXXX</text:p>
      <text:p text:style-name="P48"/>
      <text:p text:style-name="P4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6pt" fo:font-weight="bold" officeooo:rsid="0024df7a" officeooo:paragraph-rsid="0024df7a" style:font-size-asian="16pt" style:font-weight-asian="bold" style:font-size-complex="16pt" style:font-weight-complex="bold"/>
    </style:style>
    <style:style style:name="MP2" style:family="paragraph" style:parent-style-name="Footer">
      <style:paragraph-properties fo:text-align="end" style:justify-single-word="false"/>
      <style:text-properties officeooo:paragraph-rsid="0024df7a"/>
    </style:style>
    <style:style style:name="MT1" style:family="text">
      <style:text-properties fo:font-size="12pt" fo:font-weight="bold" officeooo:rsid="0024df7a"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sting con xUnit y Moq </text:p>
      </style:header>
      <style:footer>
        <text:p text:style-name="MP2"><text:page-number text:select-page="current">4</text:page-number><text:tab/> <text:s text:c="69"/><text:span text:style-name="MT1">https://github.com/agustinps/xUnitAndMoqDemo</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1T10:18:42.077000000</meta:creation-date>
    <dc:date>2022-07-03T11:14:47.645000000</dc:date>
    <meta:editing-duration>PT11H27M</meta:editing-duration>
    <meta:editing-cycles>37</meta:editing-cycles>
    <meta:generator>LibreOffice/7.3.4.2$Windows_X86_64 LibreOffice_project/728fec16bd5f605073805c3c9e7c4212a0120dc5</meta:generator>
    <meta:document-statistic meta:table-count="0" meta:image-count="0" meta:object-count="0" meta:page-count="4" meta:paragraph-count="52" meta:word-count="1196" meta:character-count="7859" meta:non-whitespace-character-count="6647"/>
  </office:meta>
</office:document-meta>
</file>